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Object 8"/>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Tahoma1" svg:font-family="Tahoma, Lucidasans, 'Lucida Sans', 'Arial Unicode MS'"/>
    <style:font-face style:name="Times" svg:font-family="Times"/>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Bitstream Vera Sans2" svg:font-family="'Bitstream Vera Sans'" style:font-pitch="variable"/>
    <style:font-face style:name="Bitstream Vera Sans1" svg:font-family="'Bitstream Vera Sans'" style:font-adornments="Bold"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adornments="Regular" style:font-family-generic="roman" style:font-pitch="variable"/>
    <style:font-face style:name="Bitstream Vera Sans" svg:font-family="'Bitstream Vera Sans'" style:font-adornments="Roman" style:font-family-generic="swiss"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text-properties fo:font-weight="normal" style:font-weight-asian="normal" style:font-weight-complex="normal"/>
    </style:style>
    <style:style style:name="P3" style:family="paragraph" style:parent-style-name="Heading">
      <style:paragraph-properties fo:break-before="page"/>
    </style:style>
    <style:style style:name="P4" style:family="paragraph" style:parent-style-name="Standard" style:list-style-name="">
      <style:paragraph-properties style:text-autospace="none"/>
    </style:style>
    <style:style style:name="P5" style:family="paragraph" style:parent-style-name="Standard" style:list-style-name="">
      <style:paragraph-properties fo:text-align="start" style:justify-single-word="false"/>
    </style:style>
    <style:style style:name="P6" style:family="paragraph" style:parent-style-name="Text_20_body" style:list-style-name="">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4"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3"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Clipping Lines and Polygons</text:p>
      <text:h text:style-name="Heading_20_1" text:outline-level="1">Must easily calculate where a segment crosses a plane:</text:h>
      <text:h text:style-name="Heading_20_2" text:outline-level="2">Given a plane EQ <draw:frame draw:style-name="fr1" draw:name="Object2" text:anchor-type="as-char" svg:width="1.3681in" svg:height="0.1902in" draw:z-index="0"><draw:object xlink:href="./Object 1" xlink:type="simple" xlink:show="embed" xlink:actuate="onLoad"/><draw:image xlink:href="./ObjectReplacements/Object 1" xlink:type="simple" xlink:show="embed" xlink:actuate="onLoad"/></draw:frame></text:h>
      <text:p text:style-name="P1"><text:tab/>Q(P) is 0 if P is on Q</text:p>
      <text:p text:style-name="P1"><text:tab/>Q(P) is positive P if same side as N</text:p>
      <text:p text:style-name="P1"><text:tab/>Q(P) is negative if P is on opposite side</text:p>
      <text:p text:style-name="P1"><text:tab/>Q(P) is a “scaled”, “signed” distance of P from plane.</text:p>
      <text:h text:style-name="Heading_20_2" text:outline-level="2">Given two points, P0, P1, and plane eq Q:</text:h>
      <text:p text:style-name="Standard"><text:tab/>Calculate distance of points from plane equation</text:p>
      <text:p text:style-name="P1"><text:tab/><text:tab/><draw:frame draw:style-name="fr1" draw:name="Object8" text:anchor-type="as-char" svg:width="0.7957in" svg:height="0.339in" draw:z-index="7"><draw:object xlink:href="./Object 8" xlink:type="simple" xlink:show="embed" xlink:actuate="onLoad"/><draw:image xlink:href="./ObjectReplacements/Object 8" xlink:type="simple" xlink:show="embed" xlink:actuate="onLoad"/></draw:frame></text:p>
      <text:p text:style-name="P1"><text:tab/>Then the fraction of distance along segment where it crosses the plane:</text:p>
      <text:p text:style-name="P1"><text:tab/><text:tab/><text:span text:style-name="T3"><draw:frame draw:style-name="fr1" draw:name="Object15" text:anchor-type="as-char" svg:width="1.5236in" svg:height="0.3311in" draw:z-index="8"><draw:object xlink:href="./Object 15" xlink:type="simple" xlink:show="embed" xlink:actuate="onLoad"/><draw:image xlink:href="./ObjectReplacements/Object 15" xlink:type="simple" xlink:show="embed" xlink:actuate="onLoad"/></draw:frame></text:span></text:p>
      <text:p text:style-name="P1"><text:tab/>and the point of intersection is</text:p>
      <text:p text:style-name="P1"><text:tab/><text:tab/><draw:frame draw:style-name="fr1" draw:name="Object14" text:anchor-type="as-char" svg:width="1.2807in" svg:height="0.1654in" draw:z-index="9"><draw:object xlink:href="./Object 14" xlink:type="simple" xlink:show="embed" xlink:actuate="onLoad"/><draw:image xlink:href="./ObjectReplacements/Object 14" xlink:type="simple" xlink:show="embed" xlink:actuate="onLoad"/></draw:frame></text:p>
      <text:h text:style-name="Heading_20_1" text:outline-level="1">Clipping plane equations:</text:h>
      <text:p text:style-name="Text_20_body">Boundaries of the clipping coordinates (after homogeneous division)</text:p>
      <text:p text:style-name="Text_20_body"><text:tab/><draw:frame draw:style-name="fr1" draw:name="Object10" text:anchor-type="as-char" svg:width="1.0972in" svg:height="0.5717in" draw:z-index="3"><draw:object xlink:href="./Object 10" xlink:type="simple" xlink:show="embed" xlink:actuate="onLoad"/><draw:image xlink:href="./ObjectReplacements/Object 10" xlink:type="simple" xlink:show="embed" xlink:actuate="onLoad"/></draw:frame></text:p>
      <text:p text:style-name="Text_20_body">Converting these to pre-homogeneous-division plane equations yields </text:p>
      <text:p text:style-name="Text_20_body"><text:tab/><draw:frame draw:style-name="fr1" draw:name="Object11" text:anchor-type="as-char" svg:width="3.7429in" svg:height="1.1728in" draw:z-index="6"><draw:object xlink:href="./Object 11" xlink:type="simple" xlink:show="embed" xlink:actuate="onLoad"/><draw:image xlink:href="./ObjectReplacements/Object 11" xlink:type="simple" xlink:show="embed" xlink:actuate="onLoad"/></draw:frame></text:p>
      <text:p text:style-name="Text_20_body">For testing purposes when writing a clipper, </text:p>
      <text:p text:style-name="Text_20_body"><text:tab/>provide better visual clues of the clipping boundaries by</text:p>
      <text:p text:style-name="Text_20_body"><text:tab/>modifying these to clip at 90% of the way to the boundary:</text:p>
      <text:p text:style-name="P5"><text:tab/><text:tab/><draw:frame draw:style-name="fr3" draw:name="Object4" text:anchor-type="as-char" svg:width="4.2161in" svg:height="1.1728in" draw:z-index="10"><draw:object xlink:href="./Object 4" xlink:type="simple" xlink:show="embed" xlink:actuate="onLoad"/><draw:image xlink:href="./ObjectReplacements/Object 4" xlink:type="simple" xlink:show="embed" xlink:actuate="onLoad"/></draw:frame></text:p>
      <text:p text:style-name="P6"/>
      <text:p text:style-name="P3"><draw:frame draw:style-name="fr2" draw:name="Object3" text:anchor-type="paragraph" svg:x="5.0717in" svg:y="0in" svg:width="2.6173in" svg:height="2.4138in" draw:z-index="2"><draw:object xlink:href="./Object 2" xlink:type="simple" xlink:show="embed" xlink:actuate="onLoad"/><draw:image xlink:href="./ObjectReplacements/Object 2" xlink:type="simple" xlink:show="embed" xlink:actuate="onLoad"/></draw:frame>Line clipping</text:p>
      <text:h text:style-name="Heading_20_1" text:outline-level="1">Representation of a line segment</text:h>
      <text:p text:style-name="Text_20_body">Points on a line segment are represented <text:s/>with a parameter t</text:p>
      <text:p text:style-name="Text_20_body"><text:tab/> representing fraction of distance along the segment</text:p>
      <text:p text:style-name="Text_20_body">The two endpoints of the visible (non-clipped) portion of a segment </text:p>
      <text:p text:style-name="Text_20_body"><text:tab/>are represented with t0 and t1.</text:p>
      <text:p text:style-name="Text_20_body">Initial values (used to represent the full segment) are:</text:p>
      <text:p text:style-name="Text_20_body"><text:tab/>t0 = 0 <text:s/>and <text:s/>t1=1</text:p>
      <text:p text:style-name="Text_20_body">As we clip, t0 will increase, and t1 will decrease.</text:p>
      <text:p text:style-name="Text_20_body"/>
      <text:h text:style-name="Heading_20_1" text:outline-level="1">First we work out how to clip to a single boundary:</text:h>
      <text:p text:style-name="Text_20_body"><text:span text:style-name="T1">Input</text:span>: d0, d1</text:p>
      <text:p text:style-name="Text_20_body"><text:span text:style-name="T1">In-Out</text:span>: t0, t1</text:p>
      <text:p text:style-name="Text_20_body"><text:span text:style-name="T1">Return</text:span>: boolean indicating if any portion of line is visible</text:p>
      <text:p text:style-name="Text_20_body">ClipB(d0, d1, t0, t1):</text:p>
      <text:p text:style-name="Text_20_body"><text:tab/>if d0 &lt;0 and d1 &lt; 0: // Both endpoints outside boundary</text:p>
      <text:p text:style-name="Text_20_body"><text:tab/><text:tab/>return False</text:p>
      <text:p text:style-name="Text_20_body"><text:tab/>else if d0 &gt;= 0 and d1 &gt;= 0: // Both endpoints inside or on boundary</text:p>
      <text:p text:style-name="Text_20_body"><text:tab/><text:tab/>return True</text:p>
      <text:p text:style-name="Text_20_body"><text:tab/>else: // Endpoints on both sides of boundary – must clip</text:p>
      <text:p text:style-name="Text_20_body"><text:tab/><text:tab/>t = d0/(d0-d1) // Cannot be a zero divide </text:p>
      <text:p text:style-name="Text_20_body"><text:tab/><text:tab/>if d0 &lt; 0:</text:p>
      <text:p text:style-name="Text_20_body"><text:tab/><text:tab/><text:tab/>t0 = max(t0,t)</text:p>
      <text:p text:style-name="Text_20_body"><text:tab/><text:tab/>else:</text:p>
      <text:p text:style-name="Text_20_body"><text:tab/><text:tab/><text:tab/>t1 = min(t1,t)</text:p>
      <text:p text:style-name="Text_20_body"><text:tab/><text:tab/>return True</text:p>
      <text:p text:style-name="Standard"/>
      <text:h text:style-name="Heading_20_1" text:outline-level="1">Full algorithm calls single boundary alg 6 times:</text:h>
      <text:p text:style-name="Text_20_body">In: vertices P0, P1</text:p>
      <text:p text:style-name="Text_20_body">Out: vertices R0, R1</text:p>
      <text:p text:style-name="Text_20_body">Returns: Boolean indicating if an portion is visible</text:p>
      <text:p text:style-name="Text_20_body">Clip(P0,P1, <text:s text:c="2"/>R0,R1):</text:p>
      <text:p text:style-name="Text_20_body"><text:tab/>t0 = 0</text:p>
      <text:p text:style-name="Text_20_body"><text:tab/>t1 = 1</text:p>
      <text:p text:style-name="Text_20_body"><text:tab/>for Q in list of six plane equations:</text:p>
      <text:p text:style-name="Text_20_body"><text:tab/><text:tab/>r = ClipB(Q(P0), Q(P1), t0, t1)</text:p>
      <text:p text:style-name="Text_20_body"><text:tab/><text:tab/>if not r:</text:p>
      <text:p text:style-name="Text_20_body"><text:tab/><text:tab/><text:tab/>return false // P0:P1 is outside this boundary so outside full window</text:p>
      <text:p text:style-name="Text_20_body"><text:tab/>if t0 &gt; t1:</text:p>
      <text:p text:style-name="Text_20_body"><text:tab/><text:tab/>return false // corner case</text:p>
      <text:p text:style-name="Text_20_body"/>
      <text:p text:style-name="Text_20_body"><text:tab/>R0 = P0+t0(P1-P0)</text:p>
      <text:p text:style-name="Text_20_body"><text:tab/>R1 = P0+t1(P1-P0) </text:p>
      <text:p text:style-name="Text_20_body"><text:tab/>return true</text:p>
      <text:p text:style-name="P3">Clipping Polygons<text:line-break/><text:span text:style-name="T1"> Sutherland-Hodgeman Algorithm</text:span></text:p>
      <text:h text:style-name="Heading_20_1" text:outline-level="1">Algorithm</text:h>
      <text:p text:style-name="Standard"><text:tab/>Pass a polygon through the following <text:span text:style-name="T1">PolyClip</text:span> procedure once for each clip boundary</text:p>
      <text:h text:style-name="Heading_20_1" text:outline-level="1"><text:span text:style-name="T1">PolyClip</text:span> (single clipping plane pass):</text:h>
      <text:p text:style-name="Text_20_body"><text:span text:style-name="T1">Input</text:span>:<text:tab/> P -- array of vertex, Q a Plane EQ</text:p>
      <text:p text:style-name="Text_20_body"><text:span text:style-name="T1">Output</text:span><text:span text:style-name="T2">: array of vertex </text:span></text:p>
      <text:p text:style-name="P2"><text:span text:style-name="T1">PolyClip</text:span>(P):</text:p>
      <text:p text:style-name="P2"><text:tab/>R = empty list</text:p>
      <text:p text:style-name="Text_20_body"><text:tab/>S = P[size(P)-1]</text:p>
      <text:p text:style-name="Text_20_body"><text:tab/>for i = 0 to size(P)-1:</text:p>
      <text:p text:style-name="Text_20_body"><text:tab/><text:tab/>T = P[i]</text:p>
      <text:p text:style-name="Text_20_body"><text:tab/><text:tab/>if both S,T are on + side of Q:</text:p>
      <text:p text:style-name="Text_20_body"><text:tab/><text:tab/><text:tab/>append T to R</text:p>
      <text:p text:style-name="Text_20_body"><text:tab/><text:tab/>else if S is on + side of Q:</text:p>
      <text:p text:style-name="Text_20_body"><text:tab/><text:tab/><text:tab/>I = intersection of segment S,T and plane Q</text:p>
      <text:p text:style-name="Text_20_body"><text:tab/><text:tab/><text:tab/>append I to R // See note below</text:p>
      <text:p text:style-name="Text_20_body"><text:tab/><text:tab/>else if T is on + side of Q:</text:p>
      <text:p text:style-name="Text_20_body"><text:tab/><text:tab/><text:tab/>I = intersection of segment S,T and plane Q</text:p>
      <text:p text:style-name="Text_20_body"><text:tab/><text:tab/><text:tab/>append I to R // See note below</text:p>
      <text:p text:style-name="Text_20_body"><text:tab/><text:tab/><text:tab/>append T to R</text:p>
      <text:p text:style-name="Text_20_body"><text:tab/><text:tab/>S = T</text:p>
      <text:p text:style-name="Text_20_body"><text:tab/>return R</text:p>
      <text:h text:style-name="Heading_20_1" text:outline-level="1">Intersection of S,T with plane Q:</text:h>
      <text:p text:style-name="P1"><text:tab/><draw:frame draw:style-name="fr1" draw:name="Object1" text:anchor-type="as-char" svg:width="2.6862in" svg:height="0.639in" draw:z-index="1"><draw:object xlink:href="./Object 3" xlink:type="simple" xlink:show="embed" xlink:actuate="onLoad"/><draw:image xlink:href="./ObjectReplacements/Object 3" xlink:type="simple" xlink:show="embed" xlink:actuate="onLoad"/></draw:frame></text:p>
      <text:h text:style-name="Heading_20_1" text:outline-level="1">Must handle some zero and round-off casses:</text:h>
      <text:p text:style-name="Text_20_body">To test for P being “on + side” of plane Q:</text:p>
      <text:p text:style-name="Text_20_body"><text:tab/>include 0 as “on + side”</text:p>
      <text:p text:style-name="Text_20_body"><text:tab/>include even within <draw:frame draw:style-name="fr1" draw:name="Object12" text:anchor-type="as-char" svg:width="0.148in" svg:height="0.1535in" draw:z-index="4"><draw:object xlink:href="./Object 12" xlink:type="simple" xlink:show="embed" xlink:actuate="onLoad"/><draw:image xlink:href="./ObjectReplacements/Object 12" xlink:type="simple" xlink:show="embed" xlink:actuate="onLoad"/></draw:frame> as “on + side”</text:p>
      <text:p text:style-name="Text_20_body">So the test for “on + side” becomes</text:p>
      <text:p text:style-name="Text_20_body"><text:tab/>if Q(P) &gt; <draw:frame draw:style-name="fr1" draw:name="Object13" text:anchor-type="as-char" svg:width="0.2563in" svg:height="0.1535in" draw:z-index="5"><draw:object xlink:href="./Object 13" xlink:type="simple" xlink:show="embed" xlink:actuate="onLoad"/><draw:image xlink:href="./ObjectReplacements/Object 13" xlink:type="simple" xlink:show="embed" xlink:actuate="onLoad"/></draw:frame></text:p>
      <text:h text:style-name="Heading_20_1" text:outline-level="1">Consider what it takes to do this in a streaming fashion:</text:h>
      <text:p text:style-name="Text_20_body">Sequence of clippers and one last writer</text:p>
      <text:p text:style-name="Text_20_body"><text:span text:style-name="T2"><text:tab/>input-list ==&gt; clipper1 ==&gt; cliper2</text:span> ==&gt; ... ==&gt; clipper6 ==&gt; output-list</text:p>
      <text:p text:style-name="Text_20_body">Each clipper</text:p>
      <text:p text:style-name="Text_20_body"><text:tab/>knows its plane EQ </text:p>
      <text:p text:style-name="Text_20_body"><text:tab/>has a NextVertex method for input</text:p>
      <text:p text:style-name="Text_20_body"><text:tab/>has a nextClipper reference</text:p>
      <text:p text:style-name="Text_20_body"><text:tab/>calls nextClipper.NextVertex(...) instead of “append to R”</text:p>
      <text:p text:style-name="Text_20_body"><text:tab/>has copies of first point and last point seen</text:p>
      <text:p text:style-name="Text_20_body"><text:tab/>has a Done method which considers edge from last to first point.</text:p>
      <text:p text:style-name="Text_20_body">Startup </text:p>
      <text:p text:style-name="Text_20_body"><text:tab/>calls clipper1.NextVertex(P[i]) in a lo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Tahoma1" svg:font-family="Tahoma, Lucidasans, 'Lucida Sans', 'Arial Unicode MS'"/>
    <style:font-face style:name="Times" svg:font-family="Times"/>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Bitstream Vera Sans2" svg:font-family="'Bitstream Vera Sans'" style:font-pitch="variable"/>
    <style:font-face style:name="Bitstream Vera Sans1" svg:font-family="'Bitstream Vera Sans'" style:font-adornments="Bold"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adornments="Regular" style:font-family-generic="roman"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font-name-asian="Bitstream Vera Sans2"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in" fo:margin-bottom="0in"/>
      <style:text-properties fo:font-weight="normal"/>
    </style:style>
    <style:style style:name="Text_20_body" style:display-name="Text body" style:family="paragraph" style:parent-style-name="Standard" style:class="text">
      <style:paragraph-properties fo:margin-left="0.5in" fo:margin-right="0in" fo:margin-top="0in" fo:margin-bottom="0in" fo:text-indent="0in" style:auto-text-indent="false"/>
      <style:text-properties style:font-name="Times New Roman"/>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0.2in" fo:margin-right="0in" fo:margin-top="0in" fo:margin-bottom="0in" fo:text-indent="0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text-align="center" style:justify-single-word="false" fo:keep-with-next="always"/>
      <style:text-properties style:font-name="Bitstream Vera Sans" fo:font-size="24pt" fo:font-weight="bold"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0.1701in" fo:margin-bottom="0in" fo:text-align="start" style:justify-single-word="false"/>
      <style:text-properties fo:font-size="14pt"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line-height="100%" fo:text-indent="0in" style:auto-text-indent="false" style:shadow="none" fo:keep-with-next="always">
        <style:tab-stops/>
      </style:paragraph-properties>
      <style:text-properties style:font-name="Bitstream Vera Sans1" fo:font-size="12pt" fo:font-weight="bold" style:font-weight-asian="bold" style:font-weight-complex="bold"/>
    </style:style>
    <style:style style:name="List" style:family="paragraph" style:parent-style-name="Text_20_body" style:class="list">
      <style:text-properties style:font-name="Times New Roman1"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in" fo:margin-bottom="0.0417in"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style:font-name-complex="Tahoma1"/>
    </style:style>
    <style:style style:name="Quotations" style:family="paragraph" style:parent-style-name="Standard" style:class="html">
      <style:paragraph-properties fo:margin-left="0.3937in" fo:margin-right="0.3937in" fo:margin-top="0.0402in" fo:margin-bottom="0.1965in" fo:text-indent="0in" style:auto-text-indent="false"/>
    </style:style>
    <style:style style:name="Preformatted_20_Text" style:display-name="Preformatted Text" style:family="paragraph" style:parent-style-name="Standard" style:class="html">
      <style:paragraph-properties fo:margin-top="0.0402in" fo:margin-bottom="0in"/>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fo:background-color="transparent" style:background-transparency="100%">
        <style:background-image/>
      </style:graphic-properties>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799in" fo:margin-bottom="0.4799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meta:creation-date>2005-09-06T10:58:19</meta:creation-date>
    <dc:date>2011-10-06T00:05:23</dc:date>
    <meta:printed-by>Gary Herron</meta:printed-by>
    <meta:print-date>2006-09-11T15:28:18</meta:print-date>
    <meta:editing-cycles>50</meta:editing-cycles>
    <meta:editing-duration>P2DT20H25M12S</meta:editing-duration>
    <dc:creator>Gary Herron</dc:creator>
    <meta:document-statistic meta:table-count="0" meta:image-count="0" meta:object-count="11" meta:page-count="3" meta:paragraph-count="106" meta:word-count="635" meta:character-count="340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Q</math:mi>
      <math:mrow>
        <math:mo math:stretchy="false">(</math:mo>
        <math:mi>P</math:mi>
        <math:mo math:stretchy="false">)</math:mo>
      </math:mrow>
      <math:mrow>
        <math:mi/>
        <math:mo math:stretchy="false">=</math:mo>
        <math:mi/>
      </math:mrow>
      <math:mrow>
        <math:mrow>
          <math:mi>N</math:mi>
          <math:mo math:stretchy="false">⋅</math:mo>
          <math:mi>P</math:mi>
        </math:mrow>
        <math:mo math:stretchy="false">+</math:mo>
        <math:mi>d</math:mi>
      </math:mrow>
    </math:mrow>
    <math:annotation math:encoding="StarMath 5.0">Q(P) ~=~ N cdot P + d</math:annotation>
  </math:semantics>
</math:math>
</file>

<file path=Object 10/content.xml><?xml version="1.0" encoding="utf-8"?>
<math xmlns="http://www.w3.org/1998/Math/MathML">
  <semantics>
    <mtable>
      <mtr>
        <mtd>
          <mrow>
            <mrow>
              <mo stretchy="false">−</mo>
              <mn>1</mn>
            </mrow>
            <mrow>
              <mi/>
              <mo stretchy="false">≤</mo>
              <mi/>
            </mrow>
            <mrow>
              <mi>x</mi>
              <mo stretchy="false">/</mo>
              <mi>w</mi>
            </mrow>
            <mrow>
              <mi/>
              <mo stretchy="false">≤</mo>
              <mi/>
            </mrow>
            <mn>1</mn>
          </mrow>
        </mtd>
      </mtr>
      <mtr>
        <mtd>
          <mrow>
            <mrow>
              <mo stretchy="false">−</mo>
              <mn>1</mn>
            </mrow>
            <mrow>
              <mi/>
              <mo stretchy="false">≤</mo>
              <mi/>
            </mrow>
            <mrow>
              <mi>y</mi>
              <mo stretchy="false">/</mo>
              <mi>w</mi>
            </mrow>
            <mrow>
              <mi/>
              <mo stretchy="false">≤</mo>
              <mi/>
            </mrow>
            <mn>1</mn>
          </mrow>
        </mtd>
      </mtr>
      <mtr>
        <mtd>
          <mrow>
            <mi/>
            <mn>0</mn>
            <mrow>
              <mi/>
              <mo stretchy="false">≤</mo>
              <mi/>
            </mrow>
            <mrow>
              <mi>z</mi>
              <mo stretchy="false">/</mo>
              <mi>w</mi>
            </mrow>
            <mrow>
              <mi/>
              <mo stretchy="false">≤</mo>
              <mi/>
            </mrow>
            <mn>1</mn>
          </mrow>
        </mtd>
      </mtr>
    </mtable>
    <annotation encoding="StarMath 5.0">-1 `&lt;=` x/w `&lt;=` 1 newline
-1 `&lt;=` y/w `&lt;=` 1 newline
```0 `&lt;=` z/w `&lt;=` 1</annotation>
  </semantics>
</math>
</file>

<file path=Object 11/content.xml><?xml version="1.0" encoding="utf-8"?>
<math xmlns="http://www.w3.org/1998/Math/MathML">
  <semantics>
    <mtable>
      <mtr>
        <mtd>
          <mrow>
            <mrow>
              <mo stretchy="false">−</mo>
              <mn>1</mn>
            </mrow>
            <mrow>
              <mi/>
              <mo stretchy="false">≤</mo>
              <mi/>
            </mrow>
            <mrow>
              <mi>x</mi>
              <mo stretchy="false">/</mo>
              <mi>w</mi>
            </mrow>
            <mrow>
              <mi/>
              <mo stretchy="false">→</mo>
              <mi/>
            </mrow>
            <mrow>
              <mi>w</mi>
              <mo stretchy="false">+</mo>
              <mi>x</mi>
            </mrow>
            <mrow>
              <mi/>
              <mo stretchy="false">≥</mo>
              <mi/>
            </mrow>
            <mn>0</mn>
            <mrow>
              <mi/>
              <mo stretchy="false">→</mo>
              <mi/>
            </mrow>
            <mrow>
              <mo stretchy="false">[</mo>
              <mrow>
                <mphantom>
                  <mstyle>
                    <mrow>
                      <mrow>
                        <mo stretchy="false">+</mo>
                      </mrow>
                    </mrow>
                  </mstyle>
                </mphantom>
                <mn>1</mn>
                <mi/>
                <mphantom>
                  <mstyle>
                    <mrow>
                      <mrow>
                        <mo stretchy="false">+</mo>
                      </mrow>
                    </mrow>
                  </mstyle>
                </mphantom>
                <mn>0</mn>
                <mi/>
                <mphantom>
                  <mstyle>
                    <mrow>
                      <mrow>
                        <mo stretchy="false">+</mo>
                      </mrow>
                    </mrow>
                  </mstyle>
                </mphantom>
                <mn>0</mn>
                <mi/>
                <mphantom>
                  <mstyle>
                    <mrow>
                      <mrow>
                        <mo stretchy="false">+</mo>
                      </mrow>
                    </mrow>
                  </mstyle>
                </mphantom>
                <mn>1</mn>
              </mrow>
              <mo stretchy="false">]</mo>
            </mrow>
          </mrow>
        </mtd>
      </mtr>
      <mtr>
        <mtd>
          <mrow>
            <mrow>
              <mi>x</mi>
              <mo stretchy="false">/</mo>
              <mi>w</mi>
            </mrow>
            <mrow>
              <mi/>
              <mo stretchy="false">≤</mo>
              <mi/>
            </mrow>
            <mphantom>
              <mstyle>
                <mrow>
                  <mrow>
                    <mo stretchy="false">+</mo>
                  </mrow>
                </mrow>
              </mstyle>
            </mphantom>
            <mn>1</mn>
            <mrow>
              <mi/>
              <mo stretchy="false">→</mo>
              <mi/>
            </mrow>
            <mrow>
              <mi>w</mi>
              <mo stretchy="false">−</mo>
              <mi>x</mi>
            </mrow>
            <mrow>
              <mi/>
              <mo stretchy="false">≥</mo>
              <mi/>
            </mrow>
            <mn>0</mn>
            <mrow>
              <mi/>
              <mo stretchy="false">→</mo>
              <mi/>
            </mrow>
            <mrow>
              <mo stretchy="false">[</mo>
              <mrow>
                <mrow>
                  <mo stretchy="false">−</mo>
                  <mn>1</mn>
                </mrow>
                <mi/>
                <mphantom>
                  <mstyle>
                    <mrow>
                      <mrow>
                        <mo stretchy="false">+</mo>
                      </mrow>
                    </mrow>
                  </mstyle>
                </mphantom>
                <mn>0</mn>
                <mi/>
                <mphantom>
                  <mstyle>
                    <mrow>
                      <mrow>
                        <mo stretchy="false">+</mo>
                      </mrow>
                    </mrow>
                  </mstyle>
                </mphantom>
                <mn>0</mn>
                <mi/>
                <mphantom>
                  <mstyle>
                    <mrow>
                      <mrow>
                        <mo stretchy="false">+</mo>
                      </mrow>
                    </mrow>
                  </mstyle>
                </mphantom>
                <mn>1</mn>
              </mrow>
              <mo stretchy="false">]</mo>
            </mrow>
          </mrow>
        </mtd>
      </mtr>
      <mtr>
        <mtd>
          <mrow>
            <mrow>
              <mo stretchy="false">−</mo>
              <mn>1</mn>
            </mrow>
            <mrow>
              <mi/>
              <mo stretchy="false">≤</mo>
              <mi/>
            </mrow>
            <mrow>
              <mi>y</mi>
              <mo stretchy="false">/</mo>
              <mi>w</mi>
            </mrow>
            <mrow>
              <mi/>
              <mo stretchy="false">→</mo>
              <mi/>
            </mrow>
            <mrow>
              <mi>w</mi>
              <mo stretchy="false">+</mo>
              <mi>y</mi>
            </mrow>
            <mrow>
              <mi/>
              <mo stretchy="false">≥</mo>
              <mi/>
            </mrow>
            <mn>0</mn>
            <mrow>
              <mi/>
              <mo stretchy="false">→</mo>
              <mi/>
            </mrow>
            <mrow>
              <mo stretchy="false">[</mo>
              <mrow>
                <mphantom>
                  <mstyle>
                    <mrow>
                      <mrow>
                        <mo stretchy="false">+</mo>
                      </mrow>
                    </mrow>
                  </mstyle>
                </mphantom>
                <mn>0</mn>
                <mi/>
                <mphantom>
                  <mstyle>
                    <mrow>
                      <mrow>
                        <mo stretchy="false">+</mo>
                      </mrow>
                    </mrow>
                  </mstyle>
                </mphantom>
                <mn>1</mn>
                <mi/>
                <mphantom>
                  <mstyle>
                    <mrow>
                      <mrow>
                        <mo stretchy="false">+</mo>
                      </mrow>
                    </mrow>
                  </mstyle>
                </mphantom>
                <mn>0</mn>
                <mi/>
                <mphantom>
                  <mstyle>
                    <mrow>
                      <mrow>
                        <mo stretchy="false">+</mo>
                      </mrow>
                    </mrow>
                  </mstyle>
                </mphantom>
                <mn>1</mn>
              </mrow>
              <mo stretchy="false">]</mo>
            </mrow>
          </mrow>
        </mtd>
      </mtr>
      <mtr>
        <mtd>
          <mrow>
            <mrow>
              <mi>y</mi>
              <mo stretchy="false">/</mo>
              <mi>w</mi>
            </mrow>
            <mrow>
              <mi/>
              <mo stretchy="false">≤</mo>
              <mi/>
            </mrow>
            <mphantom>
              <mstyle>
                <mrow>
                  <mrow>
                    <mo stretchy="false">+</mo>
                  </mrow>
                </mrow>
              </mstyle>
            </mphantom>
            <mn>1</mn>
            <mrow>
              <mi/>
              <mo stretchy="false">→</mo>
              <mi/>
            </mrow>
            <mrow>
              <mi>w</mi>
              <mo stretchy="false">−</mo>
              <mi>y</mi>
            </mrow>
            <mrow>
              <mi/>
              <mo stretchy="false">≥</mo>
              <mi/>
            </mrow>
            <mn>0</mn>
            <mrow>
              <mi/>
              <mo stretchy="false">→</mo>
              <mi/>
            </mrow>
            <mrow>
              <mo stretchy="false">[</mo>
              <mrow>
                <mphantom>
                  <mstyle>
                    <mrow>
                      <mrow>
                        <mo stretchy="false">+</mo>
                      </mrow>
                    </mrow>
                  </mstyle>
                </mphantom>
                <mn>0</mn>
                <mrow>
                  <mi/>
                  <mo stretchy="false">−</mo>
                  <mn>1</mn>
                </mrow>
                <mi/>
                <mphantom>
                  <mstyle>
                    <mrow>
                      <mrow>
                        <mo stretchy="false">+</mo>
                      </mrow>
                    </mrow>
                  </mstyle>
                </mphantom>
                <mn>0</mn>
                <mi/>
                <mphantom>
                  <mstyle>
                    <mrow>
                      <mrow>
                        <mo stretchy="false">+</mo>
                      </mrow>
                    </mrow>
                  </mstyle>
                </mphantom>
                <mn>1</mn>
              </mrow>
              <mo stretchy="false">]</mo>
            </mrow>
          </mrow>
        </mtd>
      </mtr>
      <mtr>
        <mtd>
          <mrow>
            <mi/>
            <mn>0</mn>
            <mrow>
              <mi/>
              <mo stretchy="false">≤</mo>
              <mi/>
            </mrow>
            <mrow>
              <mi>z</mi>
              <mo stretchy="false">/</mo>
              <mi>w</mi>
            </mrow>
            <mrow>
              <mi/>
              <mo stretchy="false">→</mo>
              <mi/>
            </mrow>
            <mi>z</mi>
            <mrow>
              <mi/>
              <mo stretchy="false">≥</mo>
              <mi/>
            </mrow>
            <mn>0</mn>
            <mrow>
              <mi/>
              <mo stretchy="false">→</mo>
              <mi/>
            </mrow>
            <mrow>
              <mo stretchy="false">[</mo>
              <mrow>
                <mphantom>
                  <mstyle>
                    <mrow>
                      <mrow>
                        <mo stretchy="false">+</mo>
                      </mrow>
                    </mrow>
                  </mstyle>
                </mphantom>
                <mn>0</mn>
                <mi/>
                <mphantom>
                  <mstyle>
                    <mrow>
                      <mrow>
                        <mo stretchy="false">+</mo>
                      </mrow>
                    </mrow>
                  </mstyle>
                </mphantom>
                <mn>0</mn>
                <mi/>
                <mphantom>
                  <mstyle>
                    <mrow>
                      <mrow>
                        <mo stretchy="false">+</mo>
                      </mrow>
                    </mrow>
                  </mstyle>
                </mphantom>
                <mn>1</mn>
                <mi/>
                <mphantom>
                  <mstyle>
                    <mrow>
                      <mrow>
                        <mo stretchy="false">+</mo>
                      </mrow>
                    </mrow>
                  </mstyle>
                </mphantom>
                <mn>0</mn>
              </mrow>
              <mo stretchy="false">]</mo>
            </mrow>
          </mrow>
        </mtd>
      </mtr>
      <mtr>
        <mtd>
          <mrow>
            <mrow>
              <mi>z</mi>
              <mo stretchy="false">/</mo>
              <mi>w</mi>
            </mrow>
            <mrow>
              <mi/>
              <mo stretchy="false">≤</mo>
              <mi/>
            </mrow>
            <mphantom>
              <mstyle>
                <mrow>
                  <mrow>
                    <mo stretchy="false">+</mo>
                  </mrow>
                </mrow>
              </mstyle>
            </mphantom>
            <mn>1</mn>
            <mrow>
              <mi/>
              <mo stretchy="false">→</mo>
              <mi/>
            </mrow>
            <mrow>
              <mi>w</mi>
              <mo stretchy="false">−</mo>
              <mi>z</mi>
            </mrow>
            <mrow>
              <mi/>
              <mo stretchy="false">≥</mo>
              <mi/>
            </mrow>
            <mn>0</mn>
            <mrow>
              <mi/>
              <mo stretchy="false">→</mo>
              <mi/>
            </mrow>
            <mrow>
              <mo stretchy="false">[</mo>
              <mrow>
                <mphantom>
                  <mstyle>
                    <mrow>
                      <mrow>
                        <mo stretchy="false">+</mo>
                      </mrow>
                    </mrow>
                  </mstyle>
                </mphantom>
                <mn>0</mn>
                <mi/>
                <mphantom>
                  <mstyle>
                    <mrow>
                      <mrow>
                        <mo stretchy="false">+</mo>
                      </mrow>
                    </mrow>
                  </mstyle>
                </mphantom>
                <mn>0</mn>
                <mrow>
                  <mi/>
                  <mo stretchy="false">−</mo>
                  <mn>1</mn>
                </mrow>
                <mi/>
                <mphantom>
                  <mstyle>
                    <mrow>
                      <mrow>
                        <mo stretchy="false">+</mo>
                      </mrow>
                    </mrow>
                  </mstyle>
                </mphantom>
                <mn>1</mn>
              </mrow>
              <mo stretchy="false">]</mo>
            </mrow>
          </mrow>
        </mtd>
      </mtr>
    </mtable>
    <annotation encoding="StarMath 5.0">-1 `&lt;=` x/w ~~toward~~ w+x `&gt;=` 0 ~~toward~~ [phantom{+{}}1 ~phantom{+{}}0 ~phantom{+{}}0 ~phantom{+{}}1] newline
x/w `&lt;=` phantom{+{}}1 ~~toward~~ w-x `&gt;=` 0 ~~toward~~ [-1 ~phantom{+{}}0 ~phantom{+{}}0 ~phantom{+{}}1] newline
-1 `&lt;=` y/w ~~toward~~ w+y `&gt;=` 0 ~~toward~~ [phantom{+{}}0 ~phantom{+{}}1 ~phantom{+{}}0 ~phantom{+{}}1] newline
 y/w `&lt;=` phantom{+{}}1 ~~toward~~ w-y `&gt;=` 0 ~~toward~~ [phantom{+{}}0  ~-1 ~phantom{+{}}0 ~phantom{+{}}1] newline
~ ~0 `&lt;=` z/w ~~toward~~ ~~~~z `&gt;=` 0 ~~toward~~ [phantom{+{}}0 ~phantom{+{}}0 ~phantom{+{}}1 ~phantom{+{}}0] newline
 z/w `&lt;=` phantom{+{}}1 ~~toward~~ w-z `&gt;=` 0 ~~toward~~ [phantom{+{}}0  ~phantom{+{}}0 ~-1 ~phantom{+{}}1] </annotation>
  </semantics>
</math>
</file>

<file path=Object 12/content.xml><?xml version="1.0" encoding="utf-8"?>
<math xmlns="http://www.w3.org/1998/Math/MathML">
  <semantics>
    <mo stretchy="false">ϵ</mo>
    <annotation encoding="StarMath 5.0">%epsilon</annotation>
  </semantics>
</math>
</file>

<file path=Object 13/content.xml><?xml version="1.0" encoding="utf-8"?>
<math xmlns="http://www.w3.org/1998/Math/MathML">
  <semantics>
    <mrow>
      <mo stretchy="false">−</mo>
      <mo stretchy="false">ϵ</mo>
    </mrow>
    <annotation encoding="StarMath 5.0">-%epsilon</annotation>
  </semantics>
</math>
</file>

<file path=Object 14/content.xml><?xml version="1.0" encoding="utf-8"?>
<math xmlns="http://www.w3.org/1998/Math/MathML">
  <semantics>
    <mrow>
      <mi>I</mi>
      <mrow>
        <mi/>
        <mo stretchy="false">=</mo>
        <mi/>
      </mrow>
      <mi mathvariant="italic">P0</mi>
      <mrow>
        <mi/>
        <mo stretchy="false">+</mo>
        <mi/>
      </mrow>
      <mi>t</mi>
      <mrow>
        <mo stretchy="false">(</mo>
        <mrow>
          <mi mathvariant="italic">P1</mi>
          <mo stretchy="false">−</mo>
          <mi mathvariant="italic">P0</mi>
        </mrow>
        <mo stretchy="false">)</mo>
      </mrow>
    </mrow>
    <annotation encoding="StarMath 5.0">I `=` P0 `+` t(P1-P0)</annotation>
  </semantics>
</math>
</file>

<file path=Object 15/content.xml><?xml version="1.0" encoding="utf-8"?>
<math xmlns="http://www.w3.org/1998/Math/MathML">
  <semantics>
    <mrow>
      <mi>t</mi>
      <mrow>
        <mi/>
        <mo stretchy="false">=</mo>
        <mi/>
      </mrow>
      <mfrac>
        <mrow>
          <mn>0</mn>
          <mo stretchy="false">−</mo>
          <mi mathvariant="italic">d0</mi>
        </mrow>
        <mrow>
          <mi mathvariant="italic">d1</mi>
          <mo stretchy="false">−</mo>
          <mi mathvariant="italic">d0</mi>
        </mrow>
      </mfrac>
      <mrow>
        <mi/>
        <mo stretchy="false">=</mo>
        <mi/>
      </mrow>
      <mfrac>
        <mi mathvariant="italic">d0</mi>
        <mrow>
          <mi mathvariant="italic">d0</mi>
          <mo stretchy="false">−</mo>
          <mi mathvariant="italic">d1</mi>
        </mrow>
      </mfrac>
    </mrow>
    <annotation encoding="StarMath 5.0">t ~=~ {0-d0} over {d1-d0} ~=~ d0 over {d0-d1}</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draw:marker-start="Circle" draw:marker-start-width="0.203cm" draw:marker-end="Circle"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marker-start="Circle" draw:marker-start-width="0.203cm" draw:marker-end="Circle" draw:marker-end-width="0.203cm" draw:textarea-horizontal-align="center"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81cm" svg:height="3.81cm" svg:x="4.81cm" svg:y="4.81cm">
          <text:p/>
          <draw:enhanced-geometry svg:viewBox="0 0 21600 21600" draw:type="rectangle" draw:enhanced-path="M 0 0 L 21600 0 21600 21600 0 21600 0 0 Z N"/>
        </draw:custom-shape>
        <draw:line draw:style-name="gr2" draw:text-style-name="P1" draw:layer="layout" svg:x1="2.905cm" svg:y1="7.35cm" svg:x2="8.62cm" svg:y2="3.54cm">
          <text:p/>
        </draw:line>
        <draw:frame draw:style-name="gr3" draw:text-style-name="P2" draw:layer="layout" svg:width="1.023cm" svg:height="0.725cm" svg:x="2.77cm" svg:y="7.115cm">
          <draw:text-box>
            <text:p text:style-name="P2"><text:span text:style-name="T1">P0</text:span></text:p>
          </draw:text-box>
        </draw:frame>
        <draw:frame draw:style-name="gr3" draw:text-style-name="P2" draw:layer="layout" svg:width="1.023cm" svg:height="0.725cm" svg:x="8.471cm" svg:y="3.115cm">
          <draw:text-box>
            <text:p text:style-name="P2"><text:span text:style-name="T1">P1</text:span></text:p>
          </draw:text-box>
        </draw:frame>
        <draw:frame draw:style-name="gr3" draw:text-style-name="P2" draw:layer="layout" svg:width="0.858cm" svg:height="0.725cm" svg:x="4.64cm" svg:y="5.855cm">
          <draw:text-box>
            <text:p><text:span text:style-name="T1">t0</text:span></text:p>
          </draw:text-box>
        </draw:frame>
        <draw:frame draw:style-name="gr3" draw:text-style-name="P2" draw:layer="layout" svg:width="0.858cm" svg:height="0.725cm" svg:x="6.34cm" svg:y="4.856cm">
          <draw:text-box>
            <text:p><text:span text:style-name="T1">t1</text:span></text:p>
          </draw:text-box>
        </draw:frame>
        <draw:line draw:style-name="gr4" draw:text-style-name="P1" draw:layer="layout" svg:x1="4.735cm" svg:y1="6.152cm" svg:x2="6.762cm" svg:y2="4.766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math xmlns="http://www.w3.org/1998/Math/MathML">
  <semantics>
    <mtable>
      <mtr>
        <mtd>
          <mrow>
            <mi>t</mi>
            <mrow>
              <mi/>
              <mo stretchy="false">=</mo>
              <mi/>
            </mrow>
            <mfrac>
              <mrow>
                <mrow>
                  <mn>0</mn>
                  <mo stretchy="false">−</mo>
                  <mi>Q</mi>
                </mrow>
                <mrow>
                  <mo stretchy="false">(</mo>
                  <mi>S</mi>
                  <mo stretchy="false">)</mo>
                </mrow>
              </mrow>
              <mrow>
                <mi>Q</mi>
                <mrow>
                  <mrow>
                    <mo stretchy="false">(</mo>
                    <mi>T</mi>
                    <mo stretchy="false">)</mo>
                  </mrow>
                  <mo stretchy="false">−</mo>
                  <mi>Q</mi>
                </mrow>
                <mrow>
                  <mo stretchy="false">(</mo>
                  <mi>S</mi>
                  <mo stretchy="false">)</mo>
                </mrow>
              </mrow>
            </mfrac>
            <mrow>
              <mi/>
              <mo stretchy="false">=</mo>
              <mi/>
            </mrow>
            <mfrac>
              <mrow>
                <mi>Q</mi>
                <mrow>
                  <mo stretchy="false">(</mo>
                  <mi>S</mi>
                  <mo stretchy="false">)</mo>
                </mrow>
              </mrow>
              <mrow>
                <mi>Q</mi>
                <mrow>
                  <mrow>
                    <mo stretchy="false">(</mo>
                    <mi>S</mi>
                    <mo stretchy="false">)</mo>
                  </mrow>
                  <mo stretchy="false">−</mo>
                  <mi>Q</mi>
                </mrow>
                <mrow>
                  <mo stretchy="false">(</mo>
                  <mi>T</mi>
                  <mo stretchy="false">)</mo>
                </mrow>
              </mrow>
            </mfrac>
          </mrow>
        </mtd>
      </mtr>
      <mtr>
        <mtd>
          <mrow>
            <mi>I</mi>
            <mrow>
              <mi/>
              <mo stretchy="false">=</mo>
              <mi/>
            </mrow>
            <mrow>
              <mi>S</mi>
              <mo stretchy="false">+</mo>
              <mi>t</mi>
            </mrow>
            <mrow>
              <mo stretchy="false">(</mo>
              <mrow>
                <mi>T</mi>
                <mo stretchy="false">−</mo>
                <mi>S</mi>
              </mrow>
              <mo stretchy="false">)</mo>
            </mrow>
          </mrow>
        </mtd>
      </mtr>
    </mtable>
    <annotation encoding="StarMath 5.0">alignl t ~=~ {0-Q(S)} over {Q(T)-Q(S)} ~=~ {Q(S)} over {Q(S)-Q(T)} newline
alignl I ~=~ S + t(T-S)</annotation>
  </semantics>
</math>
</file>

<file path=Object 4/content.xml><?xml version="1.0" encoding="utf-8"?>
<math xmlns="http://www.w3.org/1998/Math/MathML">
  <semantics>
    <mtable>
      <mtr>
        <mtd>
          <mrow>
            <mrow>
              <mo stretchy="false">−</mo>
              <mn>0.9</mn>
            </mrow>
            <mrow>
              <mi/>
              <mo stretchy="false">≤</mo>
              <mi/>
            </mrow>
            <mrow>
              <mi>x</mi>
              <mo stretchy="false">/</mo>
              <mi>w</mi>
            </mrow>
            <mrow>
              <mi/>
              <mo stretchy="false">→</mo>
              <mi/>
            </mrow>
            <mrow>
              <mn>0.9w</mn>
              <mo stretchy="false">+</mo>
              <mi>x</mi>
            </mrow>
            <mrow>
              <mi/>
              <mo stretchy="false">≥</mo>
              <mi/>
            </mrow>
            <mn>0</mn>
            <mrow>
              <mi/>
              <mo stretchy="false">→</mo>
              <mi/>
            </mrow>
            <mrow>
              <mo stretchy="false">[</mo>
              <mrow>
                <mphantom>
                  <mstyle>
                    <mrow>
                      <mrow>
                        <mo stretchy="false">+</mo>
                      </mrow>
                    </mrow>
                  </mstyle>
                </mphantom>
                <mn>1</mn>
                <mi/>
                <mphantom>
                  <mstyle>
                    <mrow>
                      <mrow>
                        <mo stretchy="false">+</mo>
                      </mrow>
                    </mrow>
                  </mstyle>
                </mphantom>
                <mn>0</mn>
                <mi/>
                <mphantom>
                  <mstyle>
                    <mrow>
                      <mrow>
                        <mo stretchy="false">+</mo>
                      </mrow>
                    </mrow>
                  </mstyle>
                </mphantom>
                <mn>0</mn>
                <mi/>
                <mphantom>
                  <mstyle>
                    <mrow>
                      <mrow>
                        <mo stretchy="false">+</mo>
                      </mrow>
                    </mrow>
                  </mstyle>
                </mphantom>
                <mn>0.9</mn>
              </mrow>
              <mo stretchy="false">]</mo>
            </mrow>
          </mrow>
        </mtd>
      </mtr>
      <mtr>
        <mtd>
          <mrow>
            <mrow>
              <mi>x</mi>
              <mo stretchy="false">/</mo>
              <mi>w</mi>
            </mrow>
            <mrow>
              <mi/>
              <mo stretchy="false">≤</mo>
              <mi/>
            </mrow>
            <mphantom>
              <mstyle>
                <mrow>
                  <mrow>
                    <mo stretchy="false">+</mo>
                  </mrow>
                </mrow>
              </mstyle>
            </mphantom>
            <mn>0.9</mn>
            <mrow>
              <mi/>
              <mo stretchy="false">→</mo>
              <mi/>
            </mrow>
            <mrow>
              <mn>0.9w</mn>
              <mo stretchy="false">−</mo>
              <mi>x</mi>
            </mrow>
            <mrow>
              <mi/>
              <mo stretchy="false">≥</mo>
              <mi/>
            </mrow>
            <mn>0</mn>
            <mrow>
              <mi/>
              <mo stretchy="false">→</mo>
              <mi/>
            </mrow>
            <mrow>
              <mo stretchy="false">[</mo>
              <mrow>
                <mrow>
                  <mo stretchy="false">−</mo>
                  <mn>1</mn>
                </mrow>
                <mi/>
                <mphantom>
                  <mstyle>
                    <mrow>
                      <mrow>
                        <mo stretchy="false">+</mo>
                      </mrow>
                    </mrow>
                  </mstyle>
                </mphantom>
                <mn>0</mn>
                <mi/>
                <mphantom>
                  <mstyle>
                    <mrow>
                      <mrow>
                        <mo stretchy="false">+</mo>
                      </mrow>
                    </mrow>
                  </mstyle>
                </mphantom>
                <mn>0</mn>
                <mi/>
                <mphantom>
                  <mstyle>
                    <mrow>
                      <mrow>
                        <mo stretchy="false">+</mo>
                      </mrow>
                    </mrow>
                  </mstyle>
                </mphantom>
                <mn>0.9</mn>
              </mrow>
              <mo stretchy="false">]</mo>
            </mrow>
          </mrow>
        </mtd>
      </mtr>
      <mtr>
        <mtd>
          <mrow>
            <mrow>
              <mo stretchy="false">−</mo>
              <mn>0.9</mn>
            </mrow>
            <mrow>
              <mi/>
              <mo stretchy="false">≤</mo>
              <mi/>
            </mrow>
            <mrow>
              <mi>y</mi>
              <mo stretchy="false">/</mo>
              <mi>w</mi>
            </mrow>
            <mrow>
              <mi/>
              <mo stretchy="false">→</mo>
              <mi/>
            </mrow>
            <mrow>
              <mn>0.9w</mn>
              <mo stretchy="false">+</mo>
              <mi>y</mi>
            </mrow>
            <mrow>
              <mi/>
              <mo stretchy="false">≥</mo>
              <mi/>
            </mrow>
            <mn>0</mn>
            <mrow>
              <mi/>
              <mo stretchy="false">→</mo>
              <mi/>
            </mrow>
            <mrow>
              <mo stretchy="false">[</mo>
              <mrow>
                <mphantom>
                  <mstyle>
                    <mrow>
                      <mrow>
                        <mo stretchy="false">+</mo>
                      </mrow>
                    </mrow>
                  </mstyle>
                </mphantom>
                <mn>0</mn>
                <mi/>
                <mphantom>
                  <mstyle>
                    <mrow>
                      <mrow>
                        <mo stretchy="false">+</mo>
                      </mrow>
                    </mrow>
                  </mstyle>
                </mphantom>
                <mn>1</mn>
                <mi/>
                <mphantom>
                  <mstyle>
                    <mrow>
                      <mrow>
                        <mo stretchy="false">+</mo>
                      </mrow>
                    </mrow>
                  </mstyle>
                </mphantom>
                <mn>0</mn>
                <mi/>
                <mphantom>
                  <mstyle>
                    <mrow>
                      <mrow>
                        <mo stretchy="false">+</mo>
                      </mrow>
                    </mrow>
                  </mstyle>
                </mphantom>
                <mn>0.9</mn>
              </mrow>
              <mo stretchy="false">]</mo>
            </mrow>
          </mrow>
        </mtd>
      </mtr>
      <mtr>
        <mtd>
          <mrow>
            <mrow>
              <mi>y</mi>
              <mo stretchy="false">/</mo>
              <mi>w</mi>
            </mrow>
            <mrow>
              <mi/>
              <mo stretchy="false">≤</mo>
              <mi/>
            </mrow>
            <mphantom>
              <mstyle>
                <mrow>
                  <mrow>
                    <mo stretchy="false">+</mo>
                  </mrow>
                </mrow>
              </mstyle>
            </mphantom>
            <mn>0.9</mn>
            <mrow>
              <mi/>
              <mo stretchy="false">→</mo>
              <mi/>
            </mrow>
            <mrow>
              <mn>0.9w</mn>
              <mo stretchy="false">−</mo>
              <mi>y</mi>
            </mrow>
            <mrow>
              <mi/>
              <mo stretchy="false">≥</mo>
              <mi/>
            </mrow>
            <mn>0</mn>
            <mrow>
              <mi/>
              <mo stretchy="false">→</mo>
              <mi/>
            </mrow>
            <mrow>
              <mo stretchy="false">[</mo>
              <mrow>
                <mphantom>
                  <mstyle>
                    <mrow>
                      <mrow>
                        <mo stretchy="false">+</mo>
                      </mrow>
                    </mrow>
                  </mstyle>
                </mphantom>
                <mn>0</mn>
                <mrow>
                  <mi/>
                  <mo stretchy="false">−</mo>
                  <mn>1</mn>
                </mrow>
                <mi/>
                <mphantom>
                  <mstyle>
                    <mrow>
                      <mrow>
                        <mo stretchy="false">+</mo>
                      </mrow>
                    </mrow>
                  </mstyle>
                </mphantom>
                <mn>0</mn>
                <mi/>
                <mphantom>
                  <mstyle>
                    <mrow>
                      <mrow>
                        <mo stretchy="false">+</mo>
                      </mrow>
                    </mrow>
                  </mstyle>
                </mphantom>
                <mn>0.9</mn>
              </mrow>
              <mo stretchy="false">]</mo>
            </mrow>
          </mrow>
        </mtd>
      </mtr>
      <mtr>
        <mtd>
          <mrow>
            <mi/>
            <mn>0</mn>
            <mrow>
              <mi/>
              <mo stretchy="false">≤</mo>
              <mi/>
            </mrow>
            <mrow>
              <mi>z</mi>
              <mo stretchy="false">/</mo>
              <mi>w</mi>
            </mrow>
            <mrow>
              <mi/>
              <mo stretchy="false">→</mo>
              <mi/>
            </mrow>
            <mi>z</mi>
            <mrow>
              <mi/>
              <mo stretchy="false">≥</mo>
              <mi/>
            </mrow>
            <mn>0</mn>
            <mrow>
              <mi/>
              <mo stretchy="false">→</mo>
              <mi/>
            </mrow>
            <mrow>
              <mo stretchy="false">[</mo>
              <mrow>
                <mphantom>
                  <mstyle>
                    <mrow>
                      <mrow>
                        <mo stretchy="false">+</mo>
                      </mrow>
                    </mrow>
                  </mstyle>
                </mphantom>
                <mn>0</mn>
                <mi/>
                <mphantom>
                  <mstyle>
                    <mrow>
                      <mrow>
                        <mo stretchy="false">+</mo>
                      </mrow>
                    </mrow>
                  </mstyle>
                </mphantom>
                <mn>0</mn>
                <mi/>
                <mphantom>
                  <mstyle>
                    <mrow>
                      <mrow>
                        <mo stretchy="false">+</mo>
                      </mrow>
                    </mrow>
                  </mstyle>
                </mphantom>
                <mn>1</mn>
                <mi/>
                <mphantom>
                  <mstyle>
                    <mrow>
                      <mrow>
                        <mo stretchy="false">+</mo>
                      </mrow>
                    </mrow>
                  </mstyle>
                </mphantom>
                <mn>0</mn>
              </mrow>
              <mo stretchy="false">]</mo>
            </mrow>
          </mrow>
        </mtd>
      </mtr>
      <mtr>
        <mtd>
          <mrow>
            <mrow>
              <mi>z</mi>
              <mo stretchy="false">/</mo>
              <mi>w</mi>
            </mrow>
            <mrow>
              <mi/>
              <mo stretchy="false">≤</mo>
              <mi/>
            </mrow>
            <mphantom>
              <mstyle>
                <mrow>
                  <mrow>
                    <mo stretchy="false">+</mo>
                  </mrow>
                </mrow>
              </mstyle>
            </mphantom>
            <mn>1</mn>
            <mrow>
              <mi/>
              <mo stretchy="false">→</mo>
              <mi/>
            </mrow>
            <mrow>
              <mi>w</mi>
              <mo stretchy="false">−</mo>
              <mi>z</mi>
            </mrow>
            <mrow>
              <mi/>
              <mo stretchy="false">≥</mo>
              <mi/>
            </mrow>
            <mn>0</mn>
            <mrow>
              <mi/>
              <mo stretchy="false">→</mo>
              <mi/>
            </mrow>
            <mrow>
              <mo stretchy="false">[</mo>
              <mrow>
                <mphantom>
                  <mstyle>
                    <mrow>
                      <mrow>
                        <mo stretchy="false">+</mo>
                      </mrow>
                    </mrow>
                  </mstyle>
                </mphantom>
                <mn>0</mn>
                <mi/>
                <mphantom>
                  <mstyle>
                    <mrow>
                      <mrow>
                        <mo stretchy="false">+</mo>
                      </mrow>
                    </mrow>
                  </mstyle>
                </mphantom>
                <mn>0</mn>
                <mrow>
                  <mi/>
                  <mo stretchy="false">−</mo>
                  <mn>1</mn>
                </mrow>
                <mi/>
                <mphantom>
                  <mstyle>
                    <mrow>
                      <mrow>
                        <mo stretchy="false">+</mo>
                      </mrow>
                    </mrow>
                  </mstyle>
                </mphantom>
                <mn>1</mn>
              </mrow>
              <mo stretchy="false">]</mo>
            </mrow>
          </mrow>
        </mtd>
      </mtr>
    </mtable>
    <annotation encoding="StarMath 5.0">-0.9 `&lt;=` x/w ~~toward~~ 0.9w+x `&gt;=` 0 ~~toward~~ [phantom{+{}}1 ~phantom{+{}}0 ~phantom{+{}}0 ~phantom{+{}}0.9] newline
  x/w `&lt;=` phantom{+{}}0.9 ~~toward~~ 0.9w-x `&gt;=` 0 ~~toward~~ [-1 ~phantom{+{}}0 ~phantom{+{}}0 ~phantom{+{}}0.9] newline
  -0.9 `&lt;=` y/w ~~toward~~ 0.9w+y `&gt;=` 0 ~~toward~~ [phantom{+{}}0 ~phantom{+{}}1 ~phantom{+{}}0 ~phantom{+{}}0.9] newline
   y/w `&lt;=` phantom{+{}}0.9 ~~toward~~ 0.9w-y `&gt;=` 0 ~~toward~~ [phantom{+{}}0  ~-1 ~phantom{+{}}0 ~phantom{+{}}0.9] newline
  ~~0 `&lt;=` z/w ~~toward~~ ~~~~~~~~z `&gt;=` 0 ~~toward~~ [phantom{+{}}0 ~phantom{+{}}0 ~phantom{+{}}1 ~phantom{+{}}0] newline
   z/w `&lt;=` phantom{+{}}1 ~~toward~~ ~~~~w-z `&gt;=` 0 ~~toward~~ [phantom{+{}}0  ~phantom{+{}}0 ~-1 ~phantom{+{}}1] </annotation>
  </semantics>
</math>
</file>

<file path=Object 8/content.xml><?xml version="1.0" encoding="utf-8"?>
<math xmlns="http://www.w3.org/1998/Math/MathML">
  <semantics>
    <mtable>
      <mtr>
        <mtd>
          <mrow>
            <mi mathvariant="italic">d0</mi>
            <mrow>
              <mi/>
              <mo stretchy="false">=</mo>
              <mi/>
            </mrow>
            <mi>Q</mi>
            <mrow>
              <mo stretchy="false">(</mo>
              <mi mathvariant="italic">P0</mi>
              <mo stretchy="false">)</mo>
            </mrow>
          </mrow>
        </mtd>
      </mtr>
      <mtr>
        <mtd>
          <mrow>
            <mi mathvariant="italic">d1</mi>
            <mrow>
              <mi/>
              <mo stretchy="false">=</mo>
              <mi/>
            </mrow>
            <mi>Q</mi>
            <mrow>
              <mo stretchy="false">(</mo>
              <mi mathvariant="italic">P1</mi>
              <mo stretchy="false">)</mo>
            </mrow>
          </mrow>
        </mtd>
      </mtr>
    </mtable>
    <annotation encoding="StarMath 5.0">d0 `=` Q(P0) newline 
	d1 `=` Q(P1)</annotation>
  </semantics>
</math>
</file>